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9.20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7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9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4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0.25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3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9.9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3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9.049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Vivid2-subtitle">
      <style:graphic-properties draw:fill-color="#ffffff" fo:min-height="12.751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text-align="center" fo:text-indent="0cm" loext:tab-stop-distance="0cm">
        <style:tab-stops/>
      </style:paragraph-properties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30pt" style:font-size-asian="30pt" style:font-size-complex="3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fo:margin-top="0.42cm" fo:margin-bottom="0.35cm"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style:paragraph-properties fo:margin-top="0.42cm" fo:margin-bottom="0.35cm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paragraph-properties fo:margin-top="0.42cm" fo:margin-bottom="0.35cm"/>
      <style:text-properties fo:font-size="26pt" style:font-size-asian="26pt" style:font-size-complex="26pt"/>
    </style:style>
    <style:style style:name="T1" style:family="text">
      <style:text-properties fo:font-size="27pt"/>
    </style:style>
    <style:style style:name="T2" style:family="text">
      <style:text-properties fo:color="#ffffff" loext:opacity="100%" style:text-outline="false" style:text-line-through-style="none" style:text-line-through-type="none" style:font-name="Noto Sans2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Aplikacja do wyszukiwania miszkania “home.io”</text:p>
          </draw:text-box>
        </draw:frame>
        <draw:frame presentation:style-name="pr2" draw:text-style-name="P1" draw:layer="layout" svg:width="25cm" svg:height="3.25cm" svg:x="1.25cm" svg:y="10.75cm" presentation:class="subtitle" presentation:user-transformed="true">
          <draw:text-box>
            <text:p><text:span text:style-name="T1">Mateusz Para 1459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4" draw:layer="layout" svg:width="25.199cm" svg:height="2.63cm" svg:x="1.397cm" svg:y="0.252cm" presentation:class="title" presentation:user-transformed="true">
          <draw:text-box>
            <text:p text:style-name="P3"><text:span text:style-name="T2">Opis</text:span></text:p>
          </draw:text-box>
        </draw:frame>
        <draw:frame presentation:style-name="pr5" draw:text-style-name="P6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5"><text:span text:style-name="T3">Aplikacja ma służyć do wyszukiwania mieszkań do wynajmu w wyznaczonej okolicy. Na mapie będą wyświetlać się pinezki, które oznaczać będą mieszkania dostępne do wynajęcia.</text:span></text:p>
                <text:p text:style-name="P5"><text:span text:style-name="T3">Podane będą zdjęcia udostępnione przez właściciela, cena oraz liczba współlokatorów, a także informacje, takie jak liczba pokoi, dostępne sprzęty RTV i AGD oraz inne szczegóły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>
        <office:forms form:automatic-focus="false" form:apply-design-mode="false"/>
        <draw:frame draw:style-name="gr2" draw:text-style-name="P8" draw:layer="layout" svg:width="9.405cm" svg:height="1.26cm" svg:x="8.375cm" svg:y="1.27cm">
          <draw:text-box>
            <text:p>Wymagania funkcjonalne</text:p>
          </draw:text-box>
        </draw:frame>
        <draw:frame draw:style-name="gr3" draw:text-style-name="P10" draw:layer="layout" svg:width="25.4cm" svg:height="11.43cm" svg:x="1.27cm" svg:y="3.175cm">
          <draw:text-box>
            <text:list text:style-name="L3">
              <text:list-item>
                <text:p text:style-name="P9"><text:span text:style-name="T4">Możliwość zaznaczenia terenu wyszukiwania na mapie oraz określenia jego promienia.</text:span></text:p>
              </text:list-item>
              <text:list-item>
                <text:p text:style-name="P9"><text:span text:style-name="T4">Po naciśnięciu pinezki z mieszkaniem wyświetlenie informacji o ofercie.</text:span></text:p>
              </text:list-item>
              <text:list-item>
                <text:p text:style-name="P9"><text:span text:style-name="T4">Czat z właścicielem mieszkania (możliwe, że live chat).</text:span></text:p>
              </text:list-item>
              <text:list-item>
                <text:p text:style-name="P9"><text:span text:style-name="T4">Możliwość wysłania prośby o rezerwację mieszkania do właściciela oferty.</text:span></text:p>
              </text:list-item>
              <text:list-item>
                <text:p text:style-name="P9"><text:span text:style-name="T4">Możliwość dodania ogłoszenia.</text:span></text:p>
              </text:list-item>
              <text:list-item>
                <text:p text:style-name="P9"><text:span text:style-name="T4">Możliwość usunięcia lub edycji oferty.</text:span></text:p>
              </text:list-item>
              <text:list-item>
                <text:p text:style-name="P9"><text:span text:style-name="T4">Filtracja wyników według ceny, liczby pokoi, liczby współlokatorów oraz wyposażeni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>
        <office:forms form:automatic-focus="false" form:apply-design-mode="false"/>
        <draw:frame draw:style-name="gr4" draw:text-style-name="P8" draw:layer="layout" svg:width="13.335cm" svg:height="1.905cm" svg:x="8.255cm" svg:y="0.635cm">
          <draw:text-box>
            <text:p>Wymagania poza funkcjonalne</text:p>
          </draw:text-box>
        </draw:frame>
        <draw:frame draw:style-name="gr5" draw:text-style-name="P11" draw:layer="layout" svg:width="24.13cm" svg:height="11.43cm" svg:x="1.905cm" svg:y="3.175cm">
          <draw:text-box>
            <text:list text:style-name="L3">
              <text:list-item>
                <text:p text:style-name="P9"><text:span text:style-name="T5">Intuicyjny i przejrzysty interfejs użytkownika.</text:span></text:p>
              </text:list-item>
              <text:list-item>
                <text:p text:style-name="P9"><text:span text:style-name="T5">Szybkie ładowanie mapy oraz ofert mieszkań.</text:span></text:p>
              </text:list-item>
              <text:list-item>
                <text:p text:style-name="P9"><text:span text:style-name="T5">Wysoka dostępność i stabilność aplikacji.</text:span></text:p>
              </text:list-item>
              <text:list-item>
                <text:p text:style-name="P9"><text:span text:style-name="T5">Responsywność – dostosowanie do urządzeń mobilnych i komputerów.</text:span></text:p>
              </text:list-item>
              <text:list-item>
                <text:p text:style-name="P9"><text:span text:style-name="T5">Bezpieczeństwo danych użytkowników i ochrona prywatności.</text:span></text:p>
              </text:list-item>
              <text:list-item>
                <text:p text:style-name="P9"><text:span text:style-name="T5">Optymalizacja zużycia zasobów urządzenia.</text:span></text:p>
              </text:list-item>
              <text:list-item>
                <text:p text:style-name="P9"><text:span text:style-name="T5">Skalowalność – możliwość obsługi dużej liczby użytkowników.</text:span></text:p>
              </text:list-item>
              <text:list-item>
                <text:p text:style-name="P9"><text:span text:style-name="T5">Regularne aktualizacje i wsparcie techniczne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>
        <office:forms form:automatic-focus="false" form:apply-design-mode="false"/>
        <draw:frame draw:style-name="gr6" draw:text-style-name="P14" draw:layer="layout" svg:width="15.24cm" svg:height="3.175cm" svg:x="5.715cm" svg:y="0.635cm">
          <draw:text-box>
            <text:p text:style-name="P13">Analiza konkurencji</text:p>
          </draw:text-box>
        </draw:frame>
        <draw:frame draw:style-name="gr7" draw:text-style-name="P8" draw:layer="layout" svg:width="20.955cm" svg:height="9.66cm" svg:x="3.81cm" svg:y="3.425cm">
          <draw:text-box>
            <text:list text:style-name="L3">
              <text:list-item>
                <text:p text:style-name="P9"><text:span text:style-name="T7">OLX / Otodom – Popularne serwisy ogłoszeniowe z dużą bazą mieszkań. Brak interaktywnej mapy z możliwością zaznaczenia obszaru wyszukiwania oraz opcji live chatu.</text:span></text:p>
              </text:list-item>
              <text:list-item>
                <text:p text:style-name="P9"><text:span text:style-name="T7">Airbnb – Aplikacja skupiająca się głównie na wynajmie krótkoterminowym. Umożliwia rezerwację mieszkań online, ale nie jest dostosowana do długoterminowego wynajmu.</text:span></text:p>
              </text:list-item>
              <text:list-item>
                <text:p text:style-name="P9"><text:span text:style-name="T7">Rentola – Serwis oferujący filtrowanie ofert i mapę, jednak kontakt z właścicielem często wymaga opłaty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>
        <office:forms form:automatic-focus="false" form:apply-design-mode="false"/>
        <draw:frame draw:style-name="gr4" draw:text-style-name="P16" draw:layer="layout" svg:width="13.335cm" svg:height="1.905cm" svg:x="6.985cm" svg:y="1.27cm">
          <draw:text-box>
            <text:p text:style-name="P15"><text:span text:style-name="T7">Potencjalna przewaga aplikacji</text:span></text:p>
          </draw:text-box>
        </draw:frame>
        <draw:frame draw:style-name="gr8" draw:text-style-name="P8" draw:layer="layout" svg:width="22.225cm" svg:height="10.452cm" svg:x="2.54cm" svg:y="3.518cm">
          <draw:text-box>
            <text:list text:style-name="L3">
              <text:list-item>
                <text:p text:style-name="P9"><text:span text:style-name="T8">Możliwość zaznaczenia obszaru wyszukiwania na mapie.</text:span></text:p>
              </text:list-item>
              <text:list-item>
                <text:p text:style-name="P9"><text:span text:style-name="T8">Szybki kontakt z właścicielem przez live chat.(opcjonalne lub w póżniejszych aktualizacjach).</text:span></text:p>
              </text:list-item>
              <text:list-item>
                <text:p text:style-name="P9"><text:span text:style-name="T8">Opcja rezerwacji mieszkania bezpośrednio w aplikacji.</text:span></text:p>
              </text:list-item>
              <text:list-item>
                <text:p text:style-name="P9"><text:span text:style-name="T8">Intuicyjny system dodawania, edycji i usuwania ogłoszeń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>
        <office:forms form:automatic-focus="false" form:apply-design-mode="false"/>
        <draw:frame draw:style-name="gr4" draw:text-style-name="P17" draw:layer="layout" svg:width="12.065cm" svg:height="1.905cm" svg:x="6.985cm" svg:y="1.27cm">
          <draw:text-box>
            <text:p text:style-name="P15"><text:span text:style-name="T8">Słabe strony</text:span></text:p>
          </draw:text-box>
        </draw:frame>
        <draw:frame draw:style-name="gr5" draw:text-style-name="P8" draw:layer="layout" svg:width="24.765cm" svg:height="11.43cm" svg:x="1.27cm" svg:y="3.175cm">
          <draw:text-box>
            <text:list text:style-name="L3">
              <text:list-item>
                <text:p text:style-name="P9"><text:span text:style-name="T8">Początkowo mniejsza baza mieszkań w porównaniu do konkurencji.</text:span></text:p>
              </text:list-item>
              <text:list-item>
                <text:p text:style-name="P9"><text:span text:style-name="T8">Konieczność pozyskania użytkowników po stronie właścicieli i najemców.</text:span></text:p>
              </text:list-item>
              <text:list-item>
                <text:p text:style-name="P9"><text:span text:style-name="T8">Możliwe trudności z moderacją ofert i weryfikacją ogłoszeń.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>
        <office:forms form:automatic-focus="false" form:apply-design-mode="false"/>
        <draw:frame draw:style-name="gr9" draw:text-style-name="P17" draw:layer="layout" svg:width="10.795cm" svg:height="2.54cm" svg:x="8.255cm" svg:y="0.635cm">
          <draw:text-box>
            <text:p text:style-name="P15"><text:span text:style-name="T8">Szanse</text:span></text:p>
          </draw:text-box>
        </draw:frame>
        <draw:frame draw:style-name="gr5" draw:text-style-name="P18" draw:layer="layout" svg:width="24.13cm" svg:height="11.43cm" svg:x="2.54cm" svg:y="3.81cm">
          <draw:text-box>
            <text:list text:style-name="L3">
              <text:list-item>
                <text:p text:style-name="P9"><text:span text:style-name="T9">Wzrost popularności wynajmu długoterminowego przez aplikacje.</text:span></text:p>
              </text:list-item>
              <text:list-item>
                <text:p text:style-name="P9"><text:span text:style-name="T9">Możliwość monetyzacji poprzez opcje premium dla właścicieli.</text:span></text:p>
                <text:p text:style-name="P9"><text:span text:style-name="T9"/></text:p>
                <text:p text:style-name="P9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>
        <office:forms form:automatic-focus="false" form:apply-design-mode="false"/>
        <draw:frame draw:style-name="gr4" draw:text-style-name="P19" draw:layer="layout" svg:width="10.16cm" svg:height="1.905cm" svg:x="8.255cm" svg:y="0.635cm">
          <draw:text-box>
            <text:p text:style-name="P15"><text:span text:style-name="T8">Zagrożenia</text:span></text:p>
          </draw:text-box>
        </draw:frame>
        <draw:frame draw:style-name="gr10" draw:text-style-name="P20" draw:layer="layout" svg:width="23.495cm" svg:height="10.16cm" svg:x="1.27cm" svg:y="3.81cm">
          <draw:text-box>
            <text:list text:style-name="L3">
              <text:list-item>
                <text:p text:style-name="P9"><text:span text:style-name="T8">Konkurencja ze strony dużych serwisów ogłoszeniowych.</text:span></text:p>
              </text:list-item>
              <text:list-item>
                <text:p text:style-name="P9"><text:span text:style-name="T8">Brak zaufania do nowych platform wśród użytkowników.</text:span></text:p>
              </text:list-item>
              <text:list-item>
                <text:p text:style-name="P9"><text:span text:style-name="T8">Możliwe oszustwa i fałszywe ogłoszenia.</text:span>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>
        <office:forms form:automatic-focus="false" form:apply-design-mode="false"/>
        <draw:frame draw:style-name="gr9" draw:text-style-name="P14" draw:layer="layout" svg:width="10.795cm" svg:height="2.54cm" svg:x="8.255cm" svg:y="0.635cm">
          <draw:text-box>
            <text:p text:style-name="P13">Zasięg</text:p>
          </draw:text-box>
        </draw:frame>
        <draw:frame draw:style-name="gr11" draw:text-style-name="P21" draw:layer="layout" svg:width="23.495cm" svg:height="9.525cm" svg:x="2.54cm" svg:y="3.81cm">
          <draw:text-box>
            <text:p text:style-name="P5"><text:span text:style-name="T7">Aplikacja na start obejmie Kraków, umożliwiając szybkie i wygodne wyszukiwanie mieszkań na wynajem w wyznaczonej okolicy. Wraz ze wzrostem popularności planowane jest rozszerzenie zasięgu na całą Polskę, a w dalszej perspektywie również na rynek europejsko amerykański.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>
        <office:forms form:automatic-focus="false" form:apply-design-mode="false"/>
        <draw:frame draw:style-name="gr9" draw:text-style-name="P14" draw:layer="layout" svg:width="11.43cm" svg:height="2.54cm" svg:x="8.255cm" svg:y="0.635cm">
          <draw:text-box>
            <text:p text:style-name="P13">Target aplikacji</text:p>
          </draw:text-box>
        </draw:frame>
        <draw:frame draw:style-name="gr12" draw:text-style-name="P23" draw:layer="layout" svg:width="24.13cm" svg:height="9.249cm" svg:x="1.905cm" svg:y="3.81cm">
          <draw:text-box>
            <text:p text:style-name="P22"><text:span text:style-name="T9">Aplikacja skierowana jest zarówno do młodszych osób, takich jak studenci i młodzi profesjonaliści, jak i do osób starszych, które często wynajmują mieszkania na zasadach współdzielenia (tzw. „sharingowcy”). Platforma ułatwia znalezienie odpowiedniego lokum, dopasowanego do stylu życia i potrzeb użytkowników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>
        <office:forms form:automatic-focus="false" form:apply-design-mode="false"/>
        <draw:frame presentation:style-name="pr9" draw:text-style-name="P12" draw:layer="layout" svg:width="25cm" svg:height="12.751cm" svg:x="1.5cm" svg:y="0.75cm" presentation:class="subtitle">
          <draw:text-box>
            <text:p>P2 zajęcia numer 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>
        <office:forms form:automatic-focus="false" form:apply-design-mode="false"/>
        <draw:frame presentation:style-name="pr9" draw:text-style-name="P12" draw:layer="layout" svg:width="25cm" svg:height="12.751cm" svg:x="1.5cm" svg:y="0.75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3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3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2:17:58.202518030</meta:creation-date>
    <meta:editing-duration>PT27M31S</meta:editing-duration>
    <meta:editing-cycles>30</meta:editing-cycles>
    <meta:generator>LibreOffice/24.2.7.2$Linux_X86_64 LibreOffice_project/420$Build-2</meta:generator>
    <dc:title>Vivid</dc:title>
    <dc:date>2025-03-22T13:57:58.390717729</dc:date>
    <meta:document-statistic meta:object-count="94"/>
  </office:meta>
</office:document-meta>
</file>